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utersQueryMaker.createQueries( List qs , Analyzer a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ReutersQueryMaker.getPrebuiltQueries(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utersQueryMaker.prepareQue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